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venir Next" svg:font-family="'Avenir Next', Arial, Roboto, Noto, sans-serif"/>
    <style:font-face style:name="YouTube Noto" svg:font-family="'YouTube Noto', Roboto, arial, sans-serif"/>
    <style:font-face style:name="Times" svg:font-family="Times" style:font-family-generic="roman" style:font-pitch="variable"/>
    <style:font-face style:name="Times1" svg:font-family="Times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2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1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fo:color="#000000" style:font-name="Times1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1" fo:font-size="18pt" fo:font-weight="bold" style:font-size-asian="18pt" style:font-weight-asian="bold" style:font-name-complex="Times2"/>
    </style:style>
    <style:style style:name="P4" style:family="paragraph" style:parent-style-name="Standard">
      <style:text-properties fo:color="#000000" style:font-name="Times1" fo:font-size="10pt" fo:font-weight="bold" style:font-size-asian="10pt" style:font-weight-asian="bold" style:font-name-complex="Times2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1" fo:font-size="10pt" fo:font-weight="bold" style:font-size-asian="10pt" style:font-weight-asian="bold" style:font-name-complex="Times2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1" fo:font-size="10pt" style:font-size-asian="10pt" style:font-name-complex="Times New Roman2"/>
    </style:style>
    <style:style style:name="P7" style:family="paragraph" style:parent-style-name="Standard">
      <style:text-properties fo:color="#000000" style:font-name="Times1" fo:font-size="10pt" style:font-size-asian="10pt" style:font-name-complex="Times2"/>
    </style:style>
    <style:style style:name="P8" style:family="paragraph" style:parent-style-name="Standard">
      <style:text-properties fo:color="#000000" style:font-name="Times1" fo:font-size="10pt" style:text-underline-style="solid" style:text-underline-width="auto" style:text-underline-color="font-color" fo:font-weight="bold" style:font-size-asian="10pt" style:font-weight-asian="bold" style:font-name-complex="Times New Roman2" style:font-weight-complex="bold"/>
    </style:style>
    <style:style style:name="P9" style:family="paragraph" style:parent-style-name="Standard">
      <style:text-properties fo:color="#000000" style:font-name="Times1" fo:font-size="10pt" style:text-underline-style="solid" style:text-underline-width="auto" style:text-underline-color="font-color" style:font-size-asian="10pt" style:font-name-complex="Times New Roman2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000000" style:font-name="Times1" fo:font-size="10pt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color="#000000" style:font-name="Times1" fo:font-size="10pt" style:font-size-asian="10pt" style:font-name-complex="Times2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variant="normal" fo:text-transform="none" fo:color="#333333" style:font-name="Avenir Next" fo:font-size="7.30000019073486pt" fo:letter-spacing="normal" fo:font-style="normal" fo:font-weight="normal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font-variant="normal" fo:text-transform="none" fo:color="#333333" style:font-name="Avenir Next" fo:font-size="7.30000019073486pt" fo:letter-spacing="normal" fo:font-style="normal" fo:font-weight="normal" style:font-size-asian="10pt" style:font-name-complex="Times2"/>
    </style:style>
    <style:style style:name="T1" style:family="text">
      <style:text-properties fo:font-size="10pt" style:font-size-asian="10pt" style:font-name-complex="Times2"/>
    </style:style>
    <style:style style:name="T2" style:family="text">
      <style:text-properties fo:font-size="10pt" fo:font-weight="bold" style:font-size-asian="10pt" style:font-weight-asian="bold" style:font-name-complex="Times2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Times2"/>
    </style:style>
    <style:style style:name="T4" style:family="text">
      <style:text-properties fo:font-size="10pt" fo:font-style="italic" style:font-size-asian="10pt" style:font-style-asian="italic" style:font-name-complex="Times2"/>
    </style:style>
    <style:style style:name="T5" style:family="text">
      <style:text-properties fo:font-size="10pt" fo:font-weight="normal" style:font-size-asian="10pt" style:font-weight-asian="normal" style:font-name-complex="Times2" style:font-weight-complex="normal"/>
    </style:style>
    <style:style style:name="T6" style:family="text">
      <style:text-properties fo:font-size="9pt" fo:font-weight="bold" style:font-size-asian="9pt" style:font-weight-asian="bold" style:font-name-complex="Times2"/>
    </style:style>
    <style:style style:name="T7" style:family="text">
      <style:text-properties fo:font-variant="normal" fo:text-transform="none" fo:color="#333333" style:font-name="Avenir Next" fo:font-size="7.30000019073486pt" fo:letter-spacing="normal" fo:font-style="normal" fo:font-weight="normal"/>
    </style:style>
    <style:style style:name="T8" style:family="text">
      <style:text-properties fo:font-variant="normal" fo:text-transform="none" fo:color="#333333" style:font-name="Times" fo:font-size="7.30000019073486pt" fo:letter-spacing="normal" fo:font-style="normal" fo:font-weight="normal"/>
    </style:style>
    <style:style style:name="T9" style:family="text">
      <style:text-properties fo:font-variant="normal" fo:text-transform="none" fo:color="#333333" style:font-name="Times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000000" style:font-name="Times1" fo:font-size="10pt" fo:letter-spacing="normal" fo:font-style="normal" style:text-underline-style="none" fo:font-weight="bold" fo:background-color="#ffffff" style:font-size-asian="10pt" style:font-weight-asian="bold" style:font-name-complex="Times New Roman2" style:font-size-complex="10pt" style:font-weight-complex="bold"/>
    </style:style>
    <style:style style:name="T11" style:family="text">
      <style:text-properties fo:font-variant="normal" fo:text-transform="none" fo:color="#000000" style:font-name="Times1" fo:font-size="11.25pt" fo:letter-spacing="normal" fo:font-style="normal" style:text-underline-style="none" fo:font-weight="bold" fo:background-color="#ffffff" style:font-size-asian="10pt" style:font-weight-asian="bold" style:font-name-complex="Times New Roman2" style:font-weight-complex="bold"/>
    </style:style>
    <style:style style:name="T12" style:family="text">
      <style:text-properties fo:font-variant="normal" fo:text-transform="none" fo:color="#000000" style:font-name="Times1" fo:font-size="11.25pt" fo:letter-spacing="normal" fo:font-style="normal" style:text-underline-style="none" fo:font-weight="normal" fo:background-color="#ffffff" style:font-size-asian="10pt" style:font-weight-asian="normal" style:font-name-complex="Times New Roman2" style:font-weight-complex="normal"/>
    </style:style>
    <style:style style:name="T13" style:family="text">
      <style:text-properties fo:color="#000000" style:font-name="Times1" fo:font-size="10pt" style:text-underline-style="none" fo:font-weight="bold" style:font-size-asian="10pt" style:font-weight-asian="bold" style:font-name-complex="Times New Roman2" style:font-weight-complex="bold"/>
    </style:style>
    <style:style style:name="T14" style:family="text">
      <style:text-properties fo:color="#000000" style:font-name="Times1" fo:font-size="10pt" style:font-size-asian="10pt" style:font-name-complex="Times2" style:font-size-complex="10pt"/>
    </style:style>
    <style:style style:name="T15" style:family="text">
      <style:text-properties fo:color="#000000" style:font-name="Times1" fo:font-size="10pt" style:font-size-complex="10pt"/>
    </style:style>
    <style:style style:name="T16" style:family="text">
      <style:text-properties style:font-size-asian="10pt" style:font-name-complex="Times2"/>
    </style:style>
    <style:style style:name="T17" style:family="text">
      <style:text-properties style:font-name="Times" style:font-size-asian="10pt" style:font-size-complex="10pt"/>
    </style:style>
    <style:style style:name="T18" style:family="text">
      <style:text-properties style:font-name="Times" fo:font-size="10pt" style:font-size-asian="10pt" style:font-size-complex="10pt"/>
    </style:style>
    <style:style style:name="T19" style:family="text">
      <style:text-properties style:font-name="Times" fo:font-size="10pt" style:font-size-complex="10pt"/>
    </style:style>
    <style:style style:name="T20" style:family="text">
      <style:text-properties style:font-name="Time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drey Zhilyakov</text:p>
      <text:p text:style-name="P5">3481 Kennedy Blvd Union City, New Jersey 07087</text:p>
      <text:p text:style-name="P5">Phone <text:s/>(212) 603-9624</text:p>
      <text:p text:style-name="P6">zhilyakov1986@gmail.com</text:p>
      <text:p text:style-name="P8">Objective:</text:p>
      <text:p text:style-name="P1"><text:span text:style-name="T1">To acquire a position that will enable me to fully utilize my diverse skills in a professional IT environment, which welcomes dedication, determination and motivation</text:span><text:span text:style-name="T2">.</text:span></text:p>
      <text:p text:style-name="P9"/>
      <text:p text:style-name="P1"><text:span text:style-name="T3">Skills:</text:span><text:span text:style-name="T1"> </text:span></text:p>
      <text:p text:style-name="P7"><text:s text:c="16"/>MS Windows Server 2012/2016, <text:s/>Mac OS, Hyper-V, working knowledge of web programming,</text:p>
      <text:p text:style-name="P7"><text:tab/> <text:s/>Ubuntu Server, Linux Kali, Ubuntu, Red Hat, Fedora, Windows Server, VMware, WireShark</text:p>
      <text:p text:style-name="P7"><text:tab/> <text:s/>Work Extensively with Hardware support (install, configured, add and removed hardware, networking <text:s text:c="2"/></text:p>
      <text:p text:style-name="P7"><text:s text:c="17"/>Equipment) Bilingual (Russian) Willing to obtain necessary skills, or relocate if necessary.</text:p>
      <text:p text:style-name="P7"><text:tab/> <text:s/>Good Understanding of OSI Model, Excellent Communication and Organizational skills. </text:p>
      <text:p text:style-name="P7"><text:s text:c="16"/>Working knowledge of Cisco CLI, bash, Windows Power shell, Vim, Linux CLI.</text:p>
      <text:p text:style-name="P1"><text:span text:style-name="T1"><text:s text:c="17"/>Certified with </text:span><text:span text:style-name="T2">CCENT, COMPTIA A+, COMTIA NETWORK+ </text:span><text:span text:style-name="T5">and willing to obtain needed <text:tab/> <text:s/><text:tab/>certifications</text:span></text:p>
      <text:p text:style-name="P7"><text:s text:c="12"/></text:p>
      <text:p text:style-name="P8">Work Experience:</text:p>
      <text:p text:style-name="P1"/>
      <text:p text:style-name="P4">AZM Productions inc.</text:p>
      <text:p text:style-name="P4">Helpdesk PC support <text:s/><text:tab/><text:tab/><text:tab/><text:tab/><text:tab/><text:tab/><text:tab/><text:tab/>Union City, NJ. 07087</text:p>
      <text:p text:style-name="P4"><text:s/><text:tab/><text:tab/><text:tab/><text:tab/> <text:s text:c="54"/><text:tab/> <text:tab/><text:tab/>April 2013 - Present</text:p>
      <text:p text:style-name="P11">•<text:tab/>Responsible for installation, setup and configuration of new systems. </text:p>
      <text:p text:style-name="P13"><text:span text:style-name="T15">•</text:span><text:span text:style-name="T20"><text:tab/></text:span><text:span text:style-name="T19">Configuration and maintenance of DNS/DHCP server with UNIX server. </text:span></text:p>
      <text:p text:style-name="P11">•<text:tab/>Day-to-day functions such as: user account setup and maintenance, desktop application installation <text:tab/>and OS configuration, problem resolution, routine maintenance, office application configuration <text:tab/>such as Windows Server, and installation services, group policies there.</text:p>
      <text:p text:style-name="P11">•<text:tab/>Performing backups (full, incremental, differential, synthetic) and restoration from them.</text:p>
      <text:p text:style-name="P11">•<text:tab/>Troubleshoot I/O devices such as printers, scanners, print servers, switches, routers etc.</text:p>
      <text:p text:style-name="P10"><text:span text:style-name="T16">•<text:tab/></text:span><text:span text:style-name="T9">Configuring switches &amp; routers as per the new customer requirements, 24/7 on call support.</text:span></text:p>
      <text:p text:style-name="P12"/>
      <text:p text:style-name="P11"/>
      <text:p text:style-name="P11"/>
      <text:p text:style-name="P2"/>
      <text:p text:style-name="P1"/>
      <text:p text:style-name="P1"/>
      <text:p text:style-name="P4">Matrix Dental Lab<text:tab/><text:tab/><text:tab/><text:tab/><text:tab/> <text:s text:c="13"/><text:tab/><text:tab/><text:tab/> Brooklyn, NY. 11223<text:tab/></text:p>
      <text:p text:style-name="P1"><text:span text:style-name="T6">Computer Technician<text:tab/></text:span><text:span text:style-name="T2"><text:tab/><text:tab/><text:tab/> <text:s text:c="29"/><text:tab/><text:tab/>June 2008 - <text:s/>April 2013</text:span></text:p>
      <text:p text:style-name="P7"><text:s text:c="4"/></text:p>
      <text:p text:style-name="P11">•<text:tab/>Install various operating systems (Windows, Linux, Mac) as well as desktop applications</text:p>
      <text:p text:style-name="P11">•<text:tab/>Maintain and troubleshoot various software and hardware related computer problems</text:p>
      <text:p text:style-name="P11">•<text:tab/>Build and customize desktop computers</text:p>
      <text:p text:style-name="P11">•<text:tab/>Handle TCP/IP configuration systems for windows OS</text:p>
      <text:p text:style-name="P11">•<text:tab/>Interface with other field technicians</text:p>
      <text:p text:style-name="P1"/>
      <text:p text:style-name="P9"/>
      <text:p text:style-name="P9"/>
      <text:p text:style-name="P9">Education:</text:p>
      <text:p text:style-name="Standard"><text:span text:style-name="T13">Khan Academy, EDX, </text:span><text:a xlink:type="simple" xlink:href="https://www.youtube.com/user/MIT" text:style-name="Internet_20_link" text:visited-style-name="Visited_20_Internet_20_Link"><text:span text:style-name="T10">MIT</text:span></text:a><text:a xlink:type="simple" xlink:href="https://www.youtube.com/user/MIT" text:style-name="Internet_20_link" text:visited-style-name="Visited_20_Internet_20_Link"><text:span text:style-name="T11"> </text:span></text:a><text:a xlink:type="simple" xlink:href="https://www.youtube.com/user/MIT" text:style-name="Internet_20_link" text:visited-style-name="Visited_20_Internet_20_Link"><text:span text:style-name="T10">OpenCourseWare</text:span></text:a><text:span text:style-name="T11"> <text:tab/><text:tab/><text:tab/><text:tab/><text:tab/><text:tab/>P</text:span><text:span text:style-name="T12">resent</text:span></text:p>
      <text:p text:style-name="P1"><text:span text:style-name="T1">NYC College of Technology <text:s text:c="73"/><text:tab/></text:span><text:span text:style-name="T4">August 2008 – June 2010</text:span></text:p>
      <text:p text:style-name="P7">Bachelor Degree in Computer Engineering Technology</text:p>
      <text:p text:style-name="P7">Graduated with Honors (Cum Laude)</text:p>
      <text:p text:style-name="P7">GPA 3.4, Dean’s List Fall 2009, Spring 2010</text:p>
      <text:p text:style-name="P1"/>
      <text:p text:style-name="P7">Orenburg State University</text:p>
      <text:p text:style-name="P1"><text:span text:style-name="T1">Industrial Electronics<text:tab/><text:tab/><text:tab/><text:tab/><text:tab/><text:tab/><text:tab/></text:span><text:span text:style-name="T4">September 2003 – June 2007</text:span></text:p>
      <text:p text:style-name="P1">Master Degree </text:p>
      <text:p text:style-name="P1"/>
      <text:p text:style-name="P1"/>
      <text:p text:style-name="P1"><text:span text:style-name="T3">References: </text:span><text:span text:style-name="T1">Furnished upon reques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venir Next" svg:font-family="'Avenir Next', Arial, Roboto, Noto, sans-serif"/>
    <style:font-face style:name="YouTube Noto" svg:font-family="'YouTube Noto', Roboto, arial, sans-serif"/>
    <style:font-face style:name="Times" svg:font-family="Times" style:font-family-generic="roman" style:font-pitch="variable"/>
    <style:font-face style:name="Times1" svg:font-family="Times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2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6252in" fo:margin-left="1in" fo:margin-right="1in" style:writing-mode="lr-tb" style:layout-grid-color="#c0c0c0" style:layout-grid-lines="24447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Zhilyakov</meta:initial-creator>
    <dc:date>2018-01-11T21:10:55</dc:date>
    <dc:creator>Irina  Tyanikova</dc:creator>
    <meta:generator>OpenOffice/4.1.3$Unix OpenOffice.org_project/413m1$Build-9783</meta:generator>
    <meta:editing-duration>PT1H4M53S</meta:editing-duration>
    <meta:editing-cycles>2</meta:editing-cycles>
    <meta:document-statistic meta:table-count="0" meta:image-count="0" meta:object-count="0" meta:page-count="1" meta:paragraph-count="43" meta:word-count="340" meta:character-count="2735"/>
  </office:meta>
</office:document-meta>
</file>